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8fb" officeooo:paragraph-rsid="001128fb"/>
    </style:style>
    <style:style style:name="P2" style:family="paragraph" style:parent-style-name="Standard">
      <style:text-properties fo:font-weight="bold" officeooo:rsid="001128fb" officeooo:paragraph-rsid="001128f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→</text:span> <text:span text:style-name="T1">toyexample.py</text:span></text:p>
      <text:p text:style-name="P1"><text:span text:style-name="T1"/></text:p>
      <text:p text:style-name="P1">import matplotlib.pyplot as plt</text:p>
      <text:p text:style-name="P1">from colgibbs import * </text:p>
      <text:p text:style-name="P1">from stdgibbs import *</text:p>
      <text:p text:style-name="P1"/>
      <text:p text:style-name="P1"/>
      <text:p text:style-name="P1">def _plot_joint_and_preds(filename, title, logjoints, logpreds):</text:p>
      <text:p text:style-name="P1"><text:s text:c="4"/>"""Plots the log-joint probabilities and log-pred probabilites in a single window</text:p>
      <text:p text:style-name="P1"><text:s text:c="7"/>and saves the plot as 'filename'."""</text:p>
      <text:p text:style-name="P1"><text:s text:c="4"/>fig = plt.figure()</text:p>
      <text:p text:style-name="P1"><text:s text:c="4"/>plt.suptitle(title)</text:p>
      <text:p text:style-name="P1"/>
      <text:p text:style-name="P1"><text:s text:c="4"/>ax1 = fig.add_subplot(211)</text:p>
      <text:p text:style-name="P1"><text:s text:c="4"/>ax1.set_ylabel('Log-joint prob')</text:p>
      <text:p text:style-name="P1"><text:s text:c="4"/>ax1.plot(logjoints)</text:p>
      <text:p text:style-name="P1"/>
      <text:p text:style-name="P1"><text:s text:c="4"/>ax2 = fig.add_subplot(212)</text:p>
      <text:p text:style-name="P1"><text:s text:c="4"/>ax2.set_xlabel('Gibbs iteration')</text:p>
      <text:p text:style-name="P1"><text:s text:c="4"/>ax2.set_ylabel('Log-pred prob')</text:p>
      <text:p text:style-name="P1"><text:s text:c="4"/>ax2.plot(logpreds)</text:p>
      <text:p text:style-name="P1"/>
      <text:p text:style-name="P1"><text:s text:c="4"/>plt.savefig(filename)</text:p>
      <text:p text:style-name="P1"/>
      <text:p text:style-name="P1"/>
      <text:p text:style-name="P1">if __name__ == '__main__':</text:p>
      <text:p text:style-name="P1"><text:s text:c="4"/>data = np.loadtxt('toyexample.data', dtype=np.int)</text:p>
      <text:p text:style-name="P1"><text:s text:c="4"/></text:p>
      <text:p text:style-name="P1"><text:s text:c="4"/># standard Gibbs </text:p>
      <text:p text:style-name="P1"><text:s text:c="4"/>logjoints, logpreds, _, _, _, _, _, _ = std_gibbs(data, 3)</text:p>
      <text:p text:style-name="P1"><text:s text:c="4"/>_plot_joint_and_preds('std_lda_gibbs.png', 'standard LDA Gibbs', logjoints, logpreds)</text:p>
      <text:p text:style-name="P1"><text:s text:c="4"/></text:p>
      <text:p text:style-name="P1"><text:s text:c="4"/># collapsed Gibbs</text:p>
      <text:p text:style-name="P1"><text:s text:c="4"/>logjoints, logpreds, _, _, _, _ = col_gibbs(data, 3)</text:p>
      <text:p text:style-name="P1"><text:s text:c="4"/>_plot_joint_and_preds('collapsed_lda_gibbs.png', 'collapsed LDA Gibbs', logjoints, logpreds)</text:p>
      <text:p text:style-name="P1"/>
      <text:p text:style-name="P1"/>
      <text:p text:style-name="P2">→ stdgibbs.py</text:p>
      <text:p text:style-name="P2"/>
      <text:p text:style-name="P1">"""Standard (i.e. uncollapsed) Gibbs sampler for LDA."""</text:p>
      <text:p text:style-name="P1">import numpy as np</text:p>
      <text:p text:style-name="P1">from numpy.random import dirichlet</text:p>
      <text:p text:style-name="P1">from scipy.special import gamma</text:p>
      <text:p text:style-name="P1">from utils import randinit_z, calc_counts</text:p>
      <text:p text:style-name="P1"/>
      <text:p text:style-name="P1"/>
      <text:p text:style-name="P1">def _std_lda_logjoint(alpha, beta, A, B, theta, phi):</text:p>
      <text:p text:style-name="P1"><text:s text:c="4"/>"""Calculates the log-joint of a standard (i.e. uncollapsed) LDA."""</text:p>
      <text:p text:style-name="P1"><text:s text:c="4"/>(D, K), W = A.shape, B.shape[1]</text:p>
      <text:p text:style-name="P1"/>
      <text:p text:style-name="P1"><text:s text:c="4"/>logjoint = 0</text:p>
      <text:p text:style-name="P1"><text:s text:c="4"/>logjoint += K*np.log(gamma(W*beta))</text:p>
      <text:p text:style-name="P1"><text:soft-page-break/><text:s text:c="4"/>logjoint += -W*K*np.log(gamma(beta))</text:p>
      <text:p text:style-name="P1"><text:s text:c="4"/>logjoint += D*np.log(gamma(K*alpha))</text:p>
      <text:p text:style-name="P1"><text:s text:c="4"/>logjoint += -K*D*np.log(gamma(alpha))</text:p>
      <text:p text:style-name="P1"><text:s text:c="4"/>logjoint += ((A + alpha - 1)*np.log(theta)).sum()</text:p>
      <text:p text:style-name="P1"><text:s text:c="4"/>logjoint += ((B + beta - 1)*np.log(phi)).sum()</text:p>
      <text:p text:style-name="P1"><text:s text:c="4"/>return logjoint</text:p>
      <text:p text:style-name="P1"/>
      <text:p text:style-name="P1"/>
      <text:p text:style-name="P1">def _std_lda_logpred(Z, theta, phi, testc):</text:p>
      <text:p text:style-name="P1"><text:s text:c="4"/>"""Calculate the log-predictive probs for standard LDA."""</text:p>
      <text:p text:style-name="P1"><text:s text:c="4"/>p = np.array([np.dot(theta[d], phi[:, w]) for d in Z for w in Z[d]])</text:p>
      <text:p text:style-name="P1"><text:s text:c="4"/>return np.dot(testc, np.log(p))</text:p>
      <text:p text:style-name="P1"><text:s text:c="4"/></text:p>
      <text:p text:style-name="P1"/>
      <text:p text:style-name="P1">def std_gibbs(data, K, alpha=1, beta=1, nb_iters=200):</text:p>
      <text:p text:style-name="P1"><text:s text:c="4"/>"""Gibbs sampler for the standard (i.e. uncollapsed) LDA."""</text:p>
      <text:p text:style-name="P1"><text:s text:c="4"/>Z = randinit_z(data, K)</text:p>
      <text:p text:style-name="P1"><text:s text:c="4"/>A, B, M = calc_counts(Z, K, max(data[:, 1]))</text:p>
      <text:p text:style-name="P1"><text:s text:c="4"/>theta = np.array([dirichlet(doc_c + alpha) for doc_c in A])</text:p>
      <text:p text:style-name="P1"><text:s text:c="4"/>phi = np.array([dirichlet(topic_c + beta) for topic_c in B])</text:p>
      <text:p text:style-name="P1"/>
      <text:p text:style-name="P1"><text:s text:c="4"/>logjoints, logpreds = [], []</text:p>
      <text:p text:style-name="P1"><text:s text:c="4"/>logjoints.append(_std_lda_logjoint(alpha, beta, A, B, theta, phi))</text:p>
      <text:p text:style-name="P1"><text:s text:c="4"/>logpreds.append(_std_lda_logpred(Z, theta, phi, data[:, -1]))</text:p>
      <text:p text:style-name="P1"/>
      <text:p text:style-name="P1"><text:s text:c="4"/>for i in range(nb_iters):</text:p>
      <text:p text:style-name="P1"><text:s text:c="8"/>for d in Z:</text:p>
      <text:p text:style-name="P1"><text:s text:c="12"/>for w in Z[d]:</text:p>
      <text:p text:style-name="P1"><text:s text:c="16"/>for wi, old_k in enumerate(Z[d][w]):</text:p>
      <text:p text:style-name="P1"><text:s text:c="20"/>A[d, old_k] -= 1; B[old_k, w] -= 1; M[old_k] -= 1</text:p>
      <text:p text:style-name="P1"><text:s text:c="20"/>probs = np.zeros(K)</text:p>
      <text:p text:style-name="P1"><text:s text:c="20"/>for k in range(K):</text:p>
      <text:p text:style-name="P1"><text:s text:c="24"/>probs[k] = phi[k, w] * theta[d, k]</text:p>
      <text:p text:style-name="P1"><text:s text:c="20"/>probs /= np.sum(probs)</text:p>
      <text:p text:style-name="P1"/>
      <text:p text:style-name="P1"><text:s text:c="20"/>new_k = np.random.choice(len(probs), p=probs)</text:p>
      <text:p text:style-name="P1"><text:s text:c="20"/>Z[d][w][wi] = new_k</text:p>
      <text:p text:style-name="P1"><text:s text:c="20"/>A[d, new_k] += 1; B[new_k, w] += 1; M[new_k] += 1</text:p>
      <text:p text:style-name="P1"/>
      <text:p text:style-name="P1"><text:s text:c="12"/>theta[d] = dirichlet(A[d] + alpha)</text:p>
      <text:p text:style-name="P1"/>
      <text:p text:style-name="P1"><text:s text:c="8"/>phi = np.array([dirichlet(topic_c + beta) for topic_c in B])</text:p>
      <text:p text:style-name="P1"><text:s text:c="8"/></text:p>
      <text:p text:style-name="P1"><text:s text:c="8"/>logjoints.append(_std_lda_logjoint(alpha, beta, A, B, theta, phi))</text:p>
      <text:p text:style-name="P1"><text:s text:c="8"/>logpreds.append(_std_lda_logpred(Z, theta, phi, data[:, -1]))</text:p>
      <text:p text:style-name="P1"><text:s text:c="4"/></text:p>
      <text:p text:style-name="P1"><text:s text:c="4"/>return logjoints, logpreds, Z, theta, phi, A, B, M </text:p>
      <text:p text:style-name="P1"/>
      <text:p text:style-name="P1"/>
      <text:p text:style-name="P2"/>
      <text:p text:style-name="P2"/>
      <text:p text:style-name="P2"/>
      <text:p text:style-name="P2"><text:soft-page-break/>→ colgibbs.py</text:p>
      <text:p text:style-name="P2"/>
      <text:p text:style-name="P1">"""Collapsed Gibbs sampler for LDA."""</text:p>
      <text:p text:style-name="P1">import numpy as np</text:p>
      <text:p text:style-name="P1">from scipy.special import gamma</text:p>
      <text:p text:style-name="P1">from utils import randinit_z, calc_counts</text:p>
      <text:p text:style-name="P1"/>
      <text:p text:style-name="P1"/>
      <text:p text:style-name="P1">def _col_lda_logjoint(alpha, beta, A, B, M):</text:p>
      <text:p text:style-name="P1"><text:s text:c="4"/>"""Calculates the log-joint of a collapsed LDA."""</text:p>
      <text:p text:style-name="P1"><text:s text:c="4"/>(D, K), W = A.shape, B.shape[1]</text:p>
      <text:p text:style-name="P1"><text:s text:c="4"/>N = np.sum(A, axis=1) <text:s/># array of size D, d-th elem holds the total number of words in document d</text:p>
      <text:p text:style-name="P1"/>
      <text:p text:style-name="P1"><text:s text:c="4"/>logjoint = 0</text:p>
      <text:p text:style-name="P1"><text:s text:c="4"/>logjoint += D*np.log(gamma(K*alpha))</text:p>
      <text:p text:style-name="P1"><text:s text:c="4"/>logjoint += -K*D*np.log(gamma(alpha))</text:p>
      <text:p text:style-name="P1"><text:s text:c="4"/>logjoint += K*np.log(gamma(W*beta))</text:p>
      <text:p text:style-name="P1"><text:s text:c="4"/>logjoint += -W*K*np.log(gamma(beta))</text:p>
      <text:p text:style-name="P1"><text:s text:c="4"/>logjoint += np.log(gamma(A + alpha)).sum() - np.log(gamma(N + K*alpha)).sum()</text:p>
      <text:p text:style-name="P1"><text:s text:c="4"/>logjoint += np.log(gamma(B + beta)).sum() - np.log(gamma(M + W*beta)).sum()</text:p>
      <text:p text:style-name="P1"><text:s text:c="4"/>return logjoint</text:p>
      <text:p text:style-name="P1"/>
      <text:p text:style-name="P1"/>
      <text:p text:style-name="P1">def _col_lda_logpred(Z, alpha, beta, A, B, M, testc):</text:p>
      <text:p text:style-name="P1"><text:s text:c="4"/>"""Calculates the log-preditive probs for collapsed LDA."""</text:p>
      <text:p text:style-name="P1"><text:s text:c="4"/>Pdk = alpha + A</text:p>
      <text:p text:style-name="P1"><text:s text:c="4"/>Pdk = Pdk / Pdk.sum(axis=1)[:, np.newaxis]</text:p>
      <text:p text:style-name="P1"/>
      <text:p text:style-name="P1"><text:s text:c="4"/>Pkw = beta + B</text:p>
      <text:p text:style-name="P1"><text:s text:c="4"/>Pkw = Pkw / Pkw.sum(axis=1)[:, np.newaxis]</text:p>
      <text:p text:style-name="P1"/>
      <text:p text:style-name="P1"><text:s text:c="4"/>p = np.array([np.dot(Pdk[d], Pkw[:, w]) for d in Z for w in Z[d]])</text:p>
      <text:p text:style-name="P1"><text:s text:c="4"/>return np.dot(testc, np.log(p))</text:p>
      <text:p text:style-name="P1"><text:s text:c="4"/></text:p>
      <text:p text:style-name="P1">def col_gibbs(data, K, alpha=1, beta=1, nb_iters=200):</text:p>
      <text:p text:style-name="P1"><text:s text:c="4"/>"""Gibbs sampler for the collapsed LDA."""</text:p>
      <text:p text:style-name="P1"><text:s text:c="4"/>Z = randinit_z(data, K)</text:p>
      <text:p text:style-name="P1"><text:s text:c="4"/>W = max(data[:, 1])</text:p>
      <text:p text:style-name="P1"><text:s text:c="4"/>A, B, M = calc_counts(Z, K, W)</text:p>
      <text:p text:style-name="P1"/>
      <text:p text:style-name="P1"><text:s text:c="4"/>logjoints, logpreds = [], []</text:p>
      <text:p text:style-name="P1"><text:s text:c="4"/>logjoints.append(_col_lda_logjoint(alpha, beta, A, B, M))</text:p>
      <text:p text:style-name="P1"><text:s text:c="4"/>logpreds.append(_col_lda_logpred(Z, alpha, beta, A, B, M, data[:, -1]))</text:p>
      <text:p text:style-name="P1"/>
      <text:p text:style-name="P1"><text:s text:c="4"/>for i in range(nb_iters):</text:p>
      <text:p text:style-name="P1"><text:s text:c="8"/>for d in Z:</text:p>
      <text:p text:style-name="P1"><text:s text:c="12"/>for w in Z[d]:</text:p>
      <text:p text:style-name="P1"><text:s text:c="16"/>for wi, old_k in enumerate(Z[d][w]):</text:p>
      <text:p text:style-name="P1"><text:s text:c="20"/>A[d, old_k] -= 1; B[old_k, w] -= 1; M[old_k] -= 1</text:p>
      <text:p text:style-name="P1"><text:s text:c="20"/></text:p>
      <text:p text:style-name="P1"><text:s text:c="20"/>probs = np.zeros(K)</text:p>
      <text:p text:style-name="P1"><text:soft-page-break/><text:s text:c="20"/>for k in range(K):</text:p>
      <text:p text:style-name="P1"><text:s text:c="24"/>probs[k] = (A[d][k] + alpha) * ((B[k,w] + beta) / (M[k] + W*beta))</text:p>
      <text:p text:style-name="P1"><text:s text:c="20"/>probs /= np.sum(probs) </text:p>
      <text:p text:style-name="P1"><text:s text:c="16"/></text:p>
      <text:p text:style-name="P1"><text:s text:c="20"/></text:p>
      <text:p text:style-name="P1"><text:s text:c="20"/>new_k = np.random.choice(len(probs), p=probs)</text:p>
      <text:p text:style-name="P1"><text:s text:c="20"/>Z[d][w][wi] = new_k</text:p>
      <text:p text:style-name="P1"><text:s text:c="20"/>A[d, new_k] += 1; B[new_k, w] += 1; M[new_k] += 1</text:p>
      <text:p text:style-name="P1"/>
      <text:p text:style-name="P1"><text:s text:c="8"/></text:p>
      <text:p text:style-name="P1"><text:s text:c="8"/>logjoints.append(_col_lda_logjoint(alpha, beta, A, B, M))</text:p>
      <text:p text:style-name="P1"><text:s text:c="8"/>logpreds.append(_col_lda_logpred(Z, alpha, beta, A, B, M, data[:, -1]))</text:p>
      <text:p text:style-name="P1"><text:s text:c="4"/></text:p>
      <text:p text:style-name="P1"><text:s text:c="4"/>return logjoints, logpreds, Z, A, B, M </text:p>
      <text:p text:style-name="P1"/>
      <text:p text:style-name="P1"/>
      <text:p text:style-name="P2">→ utils.py</text:p>
      <text:p text:style-name="P1"/>
      <text:p text:style-name="P1">"""Helper functions that are common for both Gibbs samplers for LDA."""</text:p>
      <text:p text:style-name="P1">from collections import defaultdict</text:p>
      <text:p text:style-name="P1">import numpy as np</text:p>
      <text:p text:style-name="P1"/>
      <text:p text:style-name="P1"/>
      <text:p text:style-name="P1">def randinit_z(data, K):</text:p>
      <text:p text:style-name="P1"><text:s text:c="4"/>"""Randomly initialize Z from a uniform distribution. Z is represented as </text:p>
      <text:p text:style-name="P1"><text:s text:c="4"/>a dictionary, where Z[d][w] is a numpy array where the i-th element contains </text:p>
      <text:p text:style-name="P1"><text:s text:c="4"/>the topic corresponding to the i-th instance of the word w in document d."""</text:p>
      <text:p text:style-name="P1"><text:s text:c="4"/>Z = defaultdict(lambda: defaultdict(np.array))</text:p>
      <text:p text:style-name="P1"><text:s text:c="4"/>for d, w, train_count, _ in data:</text:p>
      <text:p text:style-name="P1"><text:s text:c="8"/>Z[d-1][w-1] = np.random.choice(K, train_count)</text:p>
      <text:p text:style-name="P1"><text:s text:c="4"/>return Z</text:p>
      <text:p text:style-name="P1"/>
      <text:p text:style-name="P1"/>
      <text:p text:style-name="P1">def calc_counts(Z, K, W):</text:p>
      <text:p text:style-name="P1"><text:s text:c="4"/>"""Calculates the counts A, B &amp; M from topic indicators Z."""</text:p>
      <text:p text:style-name="P1"><text:s text:c="4"/>A = np.zeros((len(Z), K), dtype=np.int) <text:s/># element (d,k) holds the number of words in document d assigned to topic k</text:p>
      <text:p text:style-name="P1"><text:s text:c="4"/>B = np.zeros((K, W), dtype=np.int) <text:s/># element (k, w) holds the number of times word w is assigned to topic k across all documents</text:p>
      <text:p text:style-name="P1"><text:s text:c="4"/>M = np.zeros(K, dtype=np.int) <text:s/># element k holds the total number of words assigned to topic k across all documents</text:p>
      <text:p text:style-name="P1"/>
      <text:p text:style-name="P1"><text:s text:c="4"/>for k in range(K):</text:p>
      <text:p text:style-name="P1"><text:s text:c="8"/>for d in Z:</text:p>
      <text:p text:style-name="P1"><text:s text:c="12"/>for w in Z[d]:</text:p>
      <text:p text:style-name="P1"><text:s text:c="16"/>total = sum(Z[d][w] == k)</text:p>
      <text:p text:style-name="P1"><text:s text:c="16"/>A[d, k] += total</text:p>
      <text:p text:style-name="P1"><text:s text:c="16"/>B[k, w] += total</text:p>
      <text:p text:style-name="P1"><text:s text:c="16"/>M[k] += total</text:p>
      <text:p text:style-name="P1"><text:s text:c="4"/></text:p>
      <text:p text:style-name="P1"><text:s text:c="4"/>return A, B, M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9:32:53.136362697</meta:creation-date>
    <dc:date>2017-11-28T19:36:58.546850108</dc:date>
    <meta:editing-duration>PT4M6S</meta:editing-duration>
    <meta:editing-cycles>1</meta:editing-cycles>
    <meta:document-statistic meta:table-count="0" meta:image-count="0" meta:object-count="0" meta:page-count="4" meta:paragraph-count="158" meta:word-count="836" meta:character-count="6730" meta:non-whitespace-character-count="5053"/>
    <meta:generator>LibreOffice/5.1.6.2$Linux_X86_64 LibreOffice_project/10m0$Build-2</meta:generator>
  </office:meta>
</office:document-meta>
</file>